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7cm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4" style:family="graphic" style:parent-style-name="objectwithoutfill">
      <style:graphic-properties draw:stroke="dash" draw:stroke-dash="Ultrafine_20_Dashed" svg:stroke-width="0.07cm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4cm" draw:marker-start-width="0.26cm" draw:marker-end-width="0.26cm" draw:fill="none" draw:textarea-vertical-align="middle" draw:auto-grow-height="false" fo:min-height="0.749cm" fo:min-width="0.499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1cm" svg:height="1cm" svg:x="4.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8.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cm" svg:height="1cm" svg:x="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cm" svg:height="1cm" svg:x="8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cm" svg:height="1cm" svg:x="8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12.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cm" svg:height="1cm" svg:x="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cm" svg:height="1cm" svg:x="1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cm" svg:height="1cm" svg:x="13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cm" svg:height="1cm" svg:x="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6cm" svg:y1="1.1cm" svg:x2="4.6cm" svg:y2="3.1cm" draw:start-shape="id1" draw:start-glue-point="8" draw:end-shape="id2" draw:end-glue-point="0" svg:d="m8600 1100c0 1501-4000 502-4000 2000">
          <text:p/>
        </draw:connector>
        <draw:connector draw:style-name="gr3" draw:text-style-name="P1" draw:layer="layout" draw:type="curve" svg:x1="8.6cm" svg:y1="1.1cm" svg:x2="8.6cm" svg:y2="3.1cm" draw:start-shape="id1" draw:start-glue-point="8" draw:end-shape="id3" draw:end-glue-point="0" svg:d="m8600 1100v2000">
          <text:p/>
        </draw:connector>
        <draw:connector draw:style-name="gr3" draw:text-style-name="P1" draw:layer="layout" draw:type="curve" svg:x1="8.6cm" svg:y1="1.1cm" svg:x2="12.6cm" svg:y2="3.1cm" draw:start-shape="id1" draw:start-glue-point="8" draw:end-shape="id4" draw:end-glue-point="0" svg:d="m8600 1100c0 1501 4000 502 4000 2000">
          <text:p/>
        </draw:connector>
        <draw:connector draw:style-name="gr4" draw:text-style-name="P1" draw:layer="layout" draw:type="curve" svg:x1="4.6cm" svg:y1="4.1cm" svg:x2="4.6cm" svg:y2="6.1cm" draw:start-shape="id2" draw:start-glue-point="2" draw:end-shape="id5" draw:end-glue-point="4" svg:d="m4600 4100v2000">
          <text:p/>
        </draw:connector>
        <draw:connector draw:style-name="gr4" draw:text-style-name="P1" draw:layer="layout" draw:type="curve" svg:x1="4.6cm" svg:y1="4.1cm" svg:x2="2.6cm" svg:y2="6.1cm" draw:start-shape="id2" draw:start-glue-point="2" draw:end-shape="id6" draw:end-glue-point="4" svg:d="m4600 4100c0 1500-2000 500-2000 2000">
          <text:p/>
        </draw:connector>
        <draw:connector draw:style-name="gr4" draw:text-style-name="P1" draw:layer="layout" draw:type="curve" svg:x1="4.6cm" svg:y1="4.1cm" svg:x2="6.6cm" svg:y2="6.1cm" draw:start-shape="id2" draw:start-glue-point="2" draw:end-shape="id7" draw:end-glue-point="4" svg:d="m4600 4100c0 1500 2000 500 2000 2000">
          <text:p/>
        </draw:connector>
        <draw:connector draw:style-name="gr4" draw:text-style-name="P1" draw:layer="layout" draw:type="curve" svg:x1="8.6cm" svg:y1="4.1cm" svg:x2="8.6cm" svg:y2="6.1cm" draw:start-shape="id3" draw:start-glue-point="2" draw:end-shape="id8" draw:end-glue-point="4" svg:d="m8600 4100v2000">
          <text:p/>
        </draw:connector>
        <draw:connector draw:style-name="gr4" draw:text-style-name="P1" draw:layer="layout" draw:type="curve" svg:x1="12.6cm" svg:y1="4.1cm" svg:x2="11.6cm" svg:y2="6.1cm" draw:start-shape="id4" draw:start-glue-point="2" draw:end-shape="id9" draw:end-glue-point="4" svg:d="m12600 4100c0 1500-1000 500-1000 2000">
          <text:p/>
        </draw:connector>
        <draw:connector draw:style-name="gr4" draw:text-style-name="P1" draw:layer="layout" draw:type="curve" svg:x1="12.6cm" svg:y1="4.1cm" svg:x2="13.6cm" svg:y2="6.1cm" draw:start-shape="id4" draw:start-glue-point="2" draw:end-shape="id10" draw:end-glue-point="4" svg:d="m12600 4100c0 1500 1000 500 1000 2000">
          <text:p/>
        </draw:connector>
        <draw:custom-shape draw:style-name="gr1" draw:text-style-name="P1" xml:id="id11" draw:id="id11" draw:layer="layout" svg:width="1cm" svg:height="1cm" svg:x="4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cm" svg:height="1cm" svg:x="3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cm" svg:height="1cm" svg:x="5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cm" svg:y1="7.1cm" svg:x2="4.6cm" svg:y2="9.1cm" draw:start-shape="id5" draw:start-glue-point="8" draw:end-shape="id11" draw:end-glue-point="0" svg:d="m4600 7100v2000">
          <text:p/>
        </draw:connector>
        <draw:connector draw:style-name="gr4" draw:text-style-name="P1" draw:layer="layout" draw:type="curve" svg:x1="4.6cm" svg:y1="10.1cm" svg:x2="3.6cm" svg:y2="12.1cm" draw:start-shape="id11" draw:start-glue-point="2" draw:end-shape="id12" draw:end-glue-point="4" svg:d="m4600 10100c0 1500-1000 500-1000 2000">
          <text:p/>
        </draw:connector>
        <draw:connector draw:style-name="gr4" draw:text-style-name="P1" draw:layer="layout" draw:type="curve" svg:x1="4.6cm" svg:y1="10.1cm" svg:x2="5.6cm" svg:y2="12.1cm" draw:start-shape="id11" draw:start-glue-point="2" draw:end-shape="id13" draw:end-glue-point="4" svg:d="m4600 10100c0 1500 1000 500 1000 2000">
          <text:p/>
        </draw:connector>
        <draw:frame draw:style-name="gr5" draw:text-style-name="P3" draw:layer="layout" svg:width="5.04cm" svg:height="0.806cm" svg:x="15.132cm" svg:y="2.194cm">
          <draw:text-box>
            <text:p text:style-name="P2"><text:span text:style-name="T1">Explored decisions</text:span></text:p>
          </draw:text-box>
        </draw:frame>
        <draw:frame draw:style-name="gr5" draw:text-style-name="P3" draw:layer="layout" svg:width="4.189cm" svg:height="0.806cm" svg:x="15.1cm" svg:y="6.138cm">
          <draw:text-box>
            <text:p text:style-name="P2"><text:span text:style-name="T1">Explored states</text:span></text:p>
          </draw:text-box>
        </draw:frame>
        <draw:frame draw:style-name="gr5" draw:text-style-name="P3" draw:layer="layout" svg:width="5.675cm" svg:height="0.806cm" svg:x="15.099cm" svg:y="4.7cm">
          <draw:text-box>
            <text:p text:style-name="P2"><text:span text:style-name="T1">Stochastic transitions</text:span></text:p>
          </draw:text-box>
        </draw:frame>
        <draw:frame draw:style-name="gr5" draw:layer="layout" svg:width="0.68cm" svg:height="2.384cm" svg:x="16.72cm" svg:y="7.716cm">
          <draw:text-box>
            <text:p>.</text:p>
            <text:p>.</text:p>
            <text:p>.</text:p>
          </draw:text-box>
        </draw:frame>
        <draw:frame draw:style-name="gr5" draw:text-style-name="P2" draw:layer="layout" svg:width="5.019cm" svg:height="0.806cm" svg:x="15.124cm" svg:y="0.2cm">
          <draw:text-box>
            <text:p text:style-name="P2"><text:span text:style-name="T1">Current state (root)</text:span></text:p>
          </draw:text-box>
        </draw:frame>
        <draw:custom-shape draw:style-name="gr6" draw:text-style-name="P1" draw:layer="layout" svg:width="0.4cm" svg:height="2.8cm" svg:x="14.7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4cm" svg:height="1.8cm" svg:x="14.7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4cm" svg:height="1cm" svg:x="14.7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4cm" svg:height="1cm" svg:x="14.7cm" svg:y="0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5cm" svg:height="5.8cm" svg:x="1.1cm" svg:y="0.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5cm" svg:height="5.8cm" svg:x="1.1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1.073cm" svg:height="1.038cm" svg:x="0.1cm" svg:y="2.6cm">
          <draw:text-box>
            <text:p text:style-name="P2"><text:span text:style-name="T2">t</text:span><text:span text:style-name="T3"> </text:span><text:span text:style-name="T1">1</text:span></text:p>
          </draw:text-box>
        </draw:frame>
        <draw:frame draw:style-name="gr5" draw:layer="layout" svg:width="0.68cm" svg:height="2.384cm" svg:x="0.3cm" svg:y="10.3cm">
          <draw:text-box>
            <text:p>.</text:p>
            <text:p>.</text:p>
            <text:p>.</text:p>
          </draw:text-box>
        </draw:frame>
        <draw:frame draw:style-name="gr5" draw:text-style-name="P3" draw:layer="layout" svg:width="1.073cm" svg:height="1.038cm" svg:x="0.101cm" svg:y="8.5cm">
          <draw:text-box>
            <text:p text:style-name="P2"><text:span text:style-name="T2">t</text:span><text:span text:style-name="T3"> </text:span><text:span text:style-name="T1">2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.7cm" fo:page-height="1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9:45:03</dc:date>
    <meta:editing-duration>PT42M16S</meta:editing-duration>
    <meta:editing-cycles>7</meta:editing-cycles>
    <meta:generator>LibreOffice/3.4$Unix LibreOffice_project/340m1$Build-402</meta:generator>
    <meta:document-statistic meta:object-count="39"/>
  </office:meta>
</office:document-meta>
</file>